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cm" fo:min-width="0cm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line-height="200%" fo:text-align="start"/>
      <style:text-properties fo:font-size="40pt" style:font-size-asian="40pt" style:font-size-complex="40pt"/>
    </style:style>
    <style:style style:name="P7" style:family="paragraph">
      <style:paragraph-properties fo:line-height="150%" fo:text-align="start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63cm" svg:height="4.01cm" svg:x="30.972cm" svg:y="18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23cm" svg:height="2.032cm" svg:x="8.239cm" svg:y="8.239cm">
          <text:p text:style-name="P2">Controller</text:p>
          <text:p text:style-name="P2">(runs system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3.302cm" svg:height="1.143cm" svg:x="1.127cm" svg:y="4.937cm">
          <text:p text:style-name="P2">input.xm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096cm" svg:height="1.778cm" svg:x="17.637cm" svg:y="12.049cm">
          <text:p text:style-name="P2">Data Files (various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223cm" svg:height="2.032cm" svg:x="7.985cm" svg:y="11.922cm">
          <text:p text:style-name="P2">printSystem() 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1.16cm" svg:y1="10.144cm" svg:x2="11.16cm" svg:y2="11.795cm">
          <text:p/>
        </draw:line>
        <draw:frame draw:style-name="gr5" draw:text-style-name="P3" draw:layer="layout" svg:width="5.849cm" svg:height="0.962cm" svg:x="11.16cm" svg:y="10.779cm">
          <draw:text-box>
            <text:p text:style-name="P3">Schedules periodic</text:p>
          </draw:text-box>
        </draw:frame>
        <draw:custom-shape draw:style-name="gr6" draw:text-style-name="P2" draw:layer="layout" svg:width="6.35cm" svg:height="1.397cm" svg:x="8.112cm" svg:y="4.81cm">
          <text:p text:style-name="P2">pugixml libra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001cm" svg:height="0.127cm" svg:x="-0.778cm" svg:y="6.3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4.081cm" svg:y1="12.938cm" svg:x2="17.637cm" svg:y2="12.938cm">
          <text:p/>
        </draw:line>
        <draw:frame draw:style-name="gr5" draw:text-style-name="P3" draw:layer="layout" svg:width="2.864cm" svg:height="0.962cm" svg:x="14.462cm" svg:y="12.865cm">
          <draw:text-box>
            <text:p text:style-name="P3">writes to</text:p>
          </draw:text-box>
        </draw:frame>
        <draw:line draw:style-name="gr4" draw:text-style-name="P1" draw:layer="layout" svg:x1="4.556cm" svg:y1="5.445cm" svg:x2="8.112cm" svg:y2="5.445cm">
          <text:p/>
        </draw:line>
        <draw:frame draw:style-name="gr5" draw:text-style-name="P3" draw:layer="layout" svg:width="3.283cm" svg:height="0.962cm" svg:x="4.429cm" svg:y="4.683cm">
          <draw:text-box>
            <text:p text:style-name="P3">parsed by</text:p>
          </draw:text-box>
        </draw:frame>
        <draw:line draw:style-name="gr4" draw:text-style-name="P1" draw:layer="layout" svg:x1="11.16cm" svg:y1="6.334cm" svg:x2="11.16cm" svg:y2="7.985cm">
          <text:p/>
        </draw:line>
        <draw:frame draw:style-name="gr5" draw:text-style-name="P3" draw:layer="layout" svg:width="4.943cm" svg:height="1.673cm" svg:x="11.287cm" svg:y="6.461cm">
          <draw:text-box>
            <text:p text:style-name="P3">makes network </text:p>
            <text:p text:style-name="P3">objects for</text:p>
          </draw:text-box>
        </draw:frame>
        <draw:custom-shape draw:style-name="gr6" draw:text-style-name="P2" draw:layer="layout" svg:width="6.024cm" svg:height="1.397cm" svg:x="17.709cm" svg:y="15.478cm">
          <text:p text:style-name="P2">Gnuplo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23.915cm" svg:y1="16.24cm" svg:x2="27.289cm" svg:y2="16.24cm">
          <text:p/>
        </draw:line>
        <draw:custom-shape draw:style-name="gr3" draw:text-style-name="P2" draw:layer="layout" svg:width="6.096cm" svg:height="1.778cm" svg:x="27.543cm" svg:y="15.224cm">
          <text:p text:style-name="P2">Plots (various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20.424cm" svg:y1="13.827cm" svg:x2="20.424cm" svg:y2="15.478cm">
          <text:p/>
        </draw:line>
        <draw:frame draw:style-name="gr5" draw:text-style-name="P3" draw:layer="layout" svg:width="2.513cm" svg:height="0.962cm" svg:x="20.458cm" svg:y="14.135cm">
          <draw:text-box>
            <text:p text:style-name="P3">Sent to</text:p>
          </draw:text-box>
        </draw:frame>
        <draw:frame draw:style-name="gr5" draw:text-style-name="P3" draw:layer="layout" svg:width="2.369cm" svg:height="0.962cm" svg:x="24.368cm" svg:y="15.278cm">
          <draw:text-box>
            <text:p text:style-name="P3">makes</text:p>
          </draw:text-box>
        </draw:frame>
        <draw:custom-shape draw:style-name="gr1" draw:text-style-name="P1" draw:layer="layout" svg:width="37.084cm" svg:height="4.064cm" svg:x="-7.382cm" svg:y="18.52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089cm" svg:height="4.01cm" svg:x="8.366cm" svg:y="18.707cm">
          <draw:text-box>
            <text:p text:style-name="P4"><text:span text:style-name="T1">Link</text:span></text:p>
          </draw:text-box>
        </draw:frame>
        <draw:custom-shape draw:style-name="gr2" draw:text-style-name="P1" draw:layer="layout" svg:width="8.89cm" svg:height="2.032cm" svg:x="5.572cm" svg:y="20.304cm">
          <text:p text:style-name="P1">sendAnotherPacket 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7.112cm" svg:height="1.778cm" svg:x="-7.112cm" svg:y="20.431cm">
          <text:p text:style-name="P1">handlePacket(packet *p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8.89cm" svg:height="2.032cm" svg:x="20.304cm" svg:y="20.304cm">
          <text:p text:style-name="P1">sendPacketCallback 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5" draw:layer="layout" svg:width="3.868cm" svg:height="4.01cm" svg:x="31.226cm" svg:y="18.834cm">
          <draw:text-box>
            <text:p text:style-name="P5"><text:span text:style-name="T1">Node</text:span></text:p>
          </draw:text-box>
        </draw:frame>
        <draw:custom-shape draw:style-name="gr8" draw:text-style-name="P1" draw:layer="layout" svg:width="7.112cm" svg:height="1.778cm" svg:x="31.226cm" svg:y="20.558cm">
          <text:p text:style-name="P1">handlePacket(packet *p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0.111cm" svg:y1="21.32cm" svg:x2="5.445cm" svg:y2="21.32cm">
          <text:p/>
        </draw:line>
        <draw:line draw:style-name="gr4" draw:text-style-name="P1" draw:layer="layout" svg:x1="29.321cm" svg:y1="21.32cm" svg:x2="30.718cm" svg:y2="21.32cm">
          <text:p/>
        </draw:line>
        <draw:frame draw:style-name="gr5" draw:layer="layout" svg:width="4.092cm" svg:height="0.962cm" svg:x="0.485cm" svg:y="20.558cm">
          <draw:text-box>
            <text:p>Queue delay</text:p>
          </draw:text-box>
        </draw:frame>
        <draw:line draw:style-name="gr4" draw:text-style-name="P1" draw:layer="layout" svg:x1="14.716cm" svg:y1="21.374cm" svg:x2="20.05cm" svg:y2="21.374cm">
          <text:p/>
        </draw:line>
        <draw:frame draw:style-name="gr5" draw:layer="layout" svg:width="3.351cm" svg:height="0.962cm" svg:x="15.09cm" svg:y="20.612cm">
          <draw:text-box>
            <text:p>Link delay</text:p>
          </draw:text-box>
        </draw:frame>
        <draw:custom-shape draw:style-name="gr1" draw:text-style-name="P1" draw:layer="layout" svg:width="7.763cm" svg:height="4.137cm" svg:x="-16.272cm" svg:y="18.45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868cm" svg:height="4.01cm" svg:x="-16.018cm" svg:y="18.707cm">
          <draw:text-box>
            <text:p text:style-name="P5"><text:span text:style-name="T1">Node</text:span></text:p>
          </draw:text-box>
        </draw:frame>
        <draw:custom-shape draw:style-name="gr8" draw:text-style-name="P1" draw:layer="layout" svg:width="7.112cm" svg:height="1.778cm" svg:x="-16.018cm" svg:y="20.431cm">
          <text:p text:style-name="P1">handlePacket(packet *p)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-8.652cm" svg:y1="21.32cm" svg:x2="-7.255cm" svg:y2="21.32cm">
          <text:p/>
        </draw:line>
      </draw:page>
      <draw:page draw:name="page2" draw:style-name="dp1" draw:master-page-name="Default">
        <draw:custom-shape draw:style-name="gr2" draw:text-style-name="P5" draw:layer="layout" svg:width="30.48cm" svg:height="3.683cm" svg:x="2.524cm" svg:y="12.43cm">
          <text:p text:style-name="P5"><text:span text:style-name="T1">N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7" draw:layer="layout" svg:width="15.24cm" svg:height="4.953cm" svg:x="2.524cm" svg:y="17.51cm">
          <text:p text:style-name="P6"><text:span text:style-name="T1">Host</text:span></text:p>
          <text:p text:style-name="P6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7" draw:layer="layout" svg:width="15.24cm" svg:height="4.953cm" svg:x="18.018cm" svg:y="17.51cm">
          <text:p text:style-name="P6"><text:span text:style-name="T1">Router</text:span></text:p>
          <text:p text:style-name="P6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14.351cm" svg:height="2.54cm" svg:x="3.032cm" svg:y="19.669cm">
          <text:p text:style-name="P5"><text:span text:style-name="T1">Congestion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14.605cm" svg:height="2.54cm" svg:x="18.399cm" svg:y="19.669cm">
          <text:p text:style-name="P5"><text:span text:style-name="T1">Routing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7.764cm" svg:y1="15.986cm" svg:x2="10.271cm" svg:y2="17.637cm">
          <text:p/>
        </draw:line>
        <draw:line draw:style-name="gr4" draw:text-style-name="P1" draw:layer="layout" svg:x1="17.637cm" svg:y1="16.113cm" svg:x2="25.765cm" svg:y2="17.51cm">
          <text:p/>
        </draw:line>
        <draw:custom-shape draw:style-name="gr2" draw:text-style-name="P5" draw:layer="layout" svg:width="30.48cm" svg:height="3.683cm" svg:x="1.762cm" svg:y="24.749cm">
          <text:p text:style-name="P5"><text:span text:style-name="T1">Pa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14.605cm" svg:height="2.54cm" svg:x="22.336cm" svg:y="30.718cm">
          <text:p text:style-name="P5"><text:span text:style-name="T1">DataPa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7.002cm" svg:y1="28.305cm" svg:x2="2.524cm" svg:y2="30.464cm">
          <text:p/>
        </draw:line>
        <draw:line draw:style-name="gr4" draw:text-style-name="P1" draw:layer="layout" svg:x1="16.875cm" svg:y1="28.432cm" svg:x2="29.321cm" svg:y2="30.718cm">
          <text:p/>
        </draw:line>
        <draw:custom-shape draw:style-name="gr2" draw:text-style-name="P5" draw:layer="layout" svg:width="14.351cm" svg:height="2.54cm" svg:x="-13.216cm" svg:y="34.147cm">
          <text:p text:style-name="P5"><text:span text:style-name="T1">RouterRoutingPa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14.351cm" svg:height="2.54cm" svg:x="-5.096cm" svg:y="30.591cm">
          <text:p text:style-name="P5"><text:span text:style-name="T1">RoutingPa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14.351cm" svg:height="2.54cm" svg:x="2.94cm" svg:y="34.147cm">
          <text:p text:style-name="P5"><text:span text:style-name="T1">HostRoutingPa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14.605cm" svg:height="2.54cm" svg:x="22.463cm" svg:y="34.12cm">
          <text:p text:style-name="P5"><text:span text:style-name="T1">AckPa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2.016cm" svg:y1="33.131cm" svg:x2="-6.239cm" svg:y2="34.147cm">
          <text:p/>
        </draw:line>
        <draw:line draw:style-name="gr4" draw:text-style-name="P1" draw:layer="layout" svg:x1="1.635cm" svg:y1="33.131cm" svg:x2="10.398cm" svg:y2="34.274cm">
          <text:p/>
        </draw:line>
        <draw:line draw:style-name="gr4" draw:text-style-name="P1" draw:layer="layout" svg:x1="29.702cm" svg:y1="33.258cm" svg:x2="29.702cm" svg:y2="34.02cm">
          <text:p/>
        </draw:line>
        <draw:custom-shape draw:style-name="gr2" draw:text-style-name="P7" draw:layer="layout" svg:width="30.226cm" svg:height="4.953cm" svg:x="2.524cm" svg:y="5.699cm">
          <text:p text:style-name="P6"><text:span text:style-name="T1">Link</text:span></text:p>
          <text:p text:style-name="P6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14.605cm" svg:height="2.54cm" svg:x="2.778cm" svg:y="7.731cm">
          <text:p text:style-name="P5"><text:span text:style-name="T1">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14.605cm" svg:height="2.54cm" svg:x="17.637cm" svg:y="7.731cm">
          <text:p text:style-name="P5"><text:span text:style-name="T1">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ya </meta:initial-creator>
    <meta:creation-date>2013-12-10T03:24:09</meta:creation-date>
    <dc:date>2013-12-10T16:27:36</dc:date>
    <dc:creator>Moya </dc:creator>
    <meta:editing-duration>PT11H32M4S</meta:editing-duration>
    <meta:editing-cycles>1</meta:editing-cycles>
    <meta:document-statistic meta:object-count="58"/>
    <meta:generator>LibreOffice/3.5$Linux_X86_64 LibreOffice_project/350m1$Build-2</meta:generator>
  </office:meta>
</office:document-meta>
</file>